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8e86" officeooo:paragraph-rsid="000f8e86"/>
    </style:style>
    <style:style style:name="P2" style:family="paragraph" style:parent-style-name="Standard">
      <style:paragraph-properties fo:text-align="start" style:justify-single-word="false"/>
      <style:text-properties officeooo:rsid="001119c7" officeooo:paragraph-rsid="001119c7"/>
    </style:style>
    <style:style style:name="P3" style:family="paragraph" style:parent-style-name="Standard">
      <style:paragraph-properties fo:text-align="start" style:justify-single-word="false"/>
      <style:text-properties officeooo:rsid="001240a6" officeooo:paragraph-rsid="001240a6"/>
    </style:style>
    <style:style style:name="P4" style:family="paragraph" style:parent-style-name="Standard">
      <style:paragraph-properties fo:text-align="start" style:justify-single-word="false"/>
      <style:text-properties officeooo:rsid="00138a18" officeooo:paragraph-rsid="00138a18"/>
    </style:style>
    <style:style style:name="P5" style:family="paragraph" style:parent-style-name="Standard">
      <style:paragraph-properties fo:text-align="start" style:justify-single-word="false"/>
      <style:text-properties officeooo:rsid="0014cb64" officeooo:paragraph-rsid="0014cb64"/>
    </style:style>
    <style:style style:name="P6" style:family="paragraph" style:parent-style-name="Standard">
      <style:paragraph-properties fo:text-align="start" style:justify-single-word="false"/>
      <style:text-properties officeooo:rsid="0015e8d6" officeooo:paragraph-rsid="0015e8d6"/>
    </style:style>
    <style:style style:name="P7" style:family="paragraph" style:parent-style-name="Standard">
      <style:paragraph-properties fo:text-align="start" style:justify-single-word="false"/>
      <style:text-properties officeooo:rsid="001f1c39" officeooo:paragraph-rsid="001f1c39"/>
    </style:style>
    <style:style style:name="P8" style:family="paragraph" style:parent-style-name="Standard">
      <style:paragraph-properties fo:text-align="start" style:justify-single-word="false"/>
      <style:text-properties officeooo:rsid="0020a1c5" officeooo:paragraph-rsid="0020a1c5"/>
    </style:style>
    <style:style style:name="P9" style:family="paragraph" style:parent-style-name="Standard">
      <style:paragraph-properties fo:text-align="start" style:justify-single-word="false"/>
      <style:text-properties officeooo:rsid="00215ea2" officeooo:paragraph-rsid="00215ea2"/>
    </style:style>
    <style:style style:name="P10" style:family="paragraph" style:parent-style-name="Standard">
      <style:paragraph-properties fo:text-align="start" style:justify-single-word="false"/>
      <style:text-properties officeooo:rsid="002367d2" officeooo:paragraph-rsid="002367d2"/>
    </style:style>
    <style:style style:name="P11" style:family="paragraph" style:parent-style-name="Standard">
      <style:paragraph-properties fo:text-align="start" style:justify-single-word="false"/>
      <style:text-properties officeooo:rsid="0024c812" officeooo:paragraph-rsid="0024c812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776f7" officeooo:paragraph-rsid="002776f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776f7" officeooo:paragraph-rsid="002776f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a3ef8" officeooo:paragraph-rsid="002a3ef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b311e" officeooo:paragraph-rsid="002b311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dd78c" officeooo:paragraph-rsid="002dd78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2f9877" officeooo:paragraph-rsid="001119c7"/>
    </style:style>
    <style:style style:name="P18" style:family="paragraph" style:parent-style-name="Standard">
      <style:paragraph-properties fo:text-align="start" style:justify-single-word="false"/>
      <style:text-properties officeooo:rsid="00301d66" officeooo:paragraph-rsid="00301d66"/>
    </style:style>
    <style:style style:name="P19" style:family="paragraph" style:parent-style-name="Standard">
      <style:paragraph-properties fo:text-align="start" style:justify-single-word="false"/>
      <style:text-properties officeooo:rsid="0031a828" officeooo:paragraph-rsid="0031a828"/>
    </style:style>
    <style:style style:name="P20" style:family="paragraph" style:parent-style-name="Standard">
      <style:paragraph-properties fo:text-align="start" style:justify-single-word="false"/>
      <style:text-properties officeooo:rsid="003b593a" officeooo:paragraph-rsid="003b593a"/>
    </style:style>
    <style:style style:name="P21" style:family="paragraph" style:parent-style-name="Standard">
      <style:paragraph-properties fo:text-align="start" style:justify-single-word="false"/>
      <style:text-properties officeooo:rsid="003d3101" officeooo:paragraph-rsid="003d3101"/>
    </style:style>
    <style:style style:name="P22" style:family="paragraph" style:parent-style-name="Standard">
      <style:paragraph-properties fo:text-align="start" style:justify-single-word="false"/>
      <style:text-properties officeooo:rsid="003d3101" officeooo:paragraph-rsid="003df5f2"/>
    </style:style>
    <style:style style:name="P23" style:family="paragraph" style:parent-style-name="Standard">
      <style:paragraph-properties fo:text-align="start" style:justify-single-word="false"/>
      <style:text-properties officeooo:rsid="003df5f2" officeooo:paragraph-rsid="003df5f2"/>
    </style:style>
    <style:style style:name="P24" style:family="paragraph" style:parent-style-name="Standard">
      <style:paragraph-properties fo:text-align="start" style:justify-single-word="false"/>
      <style:text-properties officeooo:rsid="0041c06e" officeooo:paragraph-rsid="0041c06e"/>
    </style:style>
    <style:style style:name="P25" style:family="paragraph" style:parent-style-name="Standard">
      <style:paragraph-properties fo:text-align="start" style:justify-single-word="false"/>
      <style:text-properties officeooo:rsid="0044cf39" officeooo:paragraph-rsid="0044cf39"/>
    </style:style>
    <style:style style:name="P26" style:family="paragraph" style:parent-style-name="Standard">
      <style:paragraph-properties fo:text-align="start" style:justify-single-word="false"/>
      <style:text-properties officeooo:rsid="00483999" officeooo:paragraph-rsid="00483999"/>
    </style:style>
    <style:style style:name="P27" style:family="paragraph" style:parent-style-name="Standard">
      <style:paragraph-properties fo:text-align="start" style:justify-single-word="false"/>
      <style:text-properties officeooo:rsid="004e22f0" officeooo:paragraph-rsid="004e22f0"/>
    </style:style>
    <style:style style:name="P28" style:family="paragraph" style:parent-style-name="Standard">
      <style:paragraph-properties fo:text-align="start" style:justify-single-word="false"/>
      <style:text-properties officeooo:rsid="005258ab" officeooo:paragraph-rsid="005258ab"/>
    </style:style>
    <style:style style:name="P29" style:family="paragraph" style:parent-style-name="Standard">
      <style:paragraph-properties fo:text-align="start" style:justify-single-word="false"/>
      <style:text-properties officeooo:rsid="00593961" officeooo:paragraph-rsid="00593961"/>
    </style:style>
    <style:style style:name="P30" style:family="paragraph" style:parent-style-name="Standard">
      <style:paragraph-properties fo:text-align="start" style:justify-single-word="false"/>
      <style:text-properties officeooo:rsid="005a2431" officeooo:paragraph-rsid="005a2431"/>
    </style:style>
    <style:style style:name="P31" style:family="paragraph" style:parent-style-name="Standard">
      <style:paragraph-properties fo:text-align="start" style:justify-single-word="false"/>
      <style:text-properties officeooo:rsid="005b9095" officeooo:paragraph-rsid="005b9095"/>
    </style:style>
    <style:style style:name="P32" style:family="paragraph" style:parent-style-name="Standard">
      <style:paragraph-properties fo:text-align="start" style:justify-single-word="false"/>
      <style:text-properties officeooo:rsid="006263e9" officeooo:paragraph-rsid="006263e9"/>
    </style:style>
    <style:style style:name="P33" style:family="paragraph" style:parent-style-name="Standard">
      <style:paragraph-properties fo:text-align="start" style:justify-single-word="false" fo:break-before="page"/>
      <style:text-properties fo:color="#ce181e" fo:font-weight="normal" officeooo:rsid="002dd78c" officeooo:paragraph-rsid="002dd78c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color="#ce181e" officeooo:rsid="001119c7" officeooo:paragraph-rsid="001119c7"/>
    </style:style>
    <style:style style:name="P35" style:family="paragraph" style:parent-style-name="Standard" style:list-style-name="L21">
      <style:paragraph-properties fo:text-align="start" style:justify-single-word="false"/>
      <style:text-properties fo:color="#ce181e" officeooo:rsid="0057fa25" officeooo:paragraph-rsid="0057fa25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138a18" officeooo:paragraph-rsid="00138a18"/>
    </style:style>
    <style:style style:name="P37" style:family="paragraph" style:parent-style-name="Standard" style:list-style-name="L3">
      <style:paragraph-properties fo:text-align="start" style:justify-single-word="false"/>
      <style:text-properties officeooo:rsid="0014cb64" officeooo:paragraph-rsid="0014cb64"/>
    </style:style>
    <style:style style:name="P38" style:family="paragraph" style:parent-style-name="Standard" style:list-style-name="L3">
      <style:paragraph-properties fo:text-align="start" style:justify-single-word="false"/>
      <style:text-properties officeooo:rsid="0015e8d6" officeooo:paragraph-rsid="0015e8d6"/>
    </style:style>
    <style:style style:name="P39" style:family="paragraph" style:parent-style-name="Standard" style:list-style-name="L3">
      <style:paragraph-properties fo:text-align="start" style:justify-single-word="false"/>
      <style:text-properties officeooo:rsid="0017ce2a" officeooo:paragraph-rsid="0017ce2a"/>
    </style:style>
    <style:style style:name="P40" style:family="paragraph" style:parent-style-name="Standard" style:list-style-name="L4">
      <style:paragraph-properties fo:text-align="start" style:justify-single-word="false"/>
      <style:text-properties officeooo:rsid="001f1c39" officeooo:paragraph-rsid="001f1c39"/>
    </style:style>
    <style:style style:name="P41" style:family="paragraph" style:parent-style-name="Standard" style:list-style-name="L5">
      <style:paragraph-properties fo:text-align="start" style:justify-single-word="false"/>
      <style:text-properties officeooo:rsid="0020a1c5" officeooo:paragraph-rsid="0020a1c5"/>
    </style:style>
    <style:style style:name="P42" style:family="paragraph" style:parent-style-name="Standard" style:list-style-name="L6">
      <style:paragraph-properties fo:text-align="start" style:justify-single-word="false"/>
      <style:text-properties officeooo:rsid="0022fe5e" officeooo:paragraph-rsid="0022fe5e"/>
    </style:style>
    <style:style style:name="P43" style:family="paragraph" style:parent-style-name="Standard" style:list-style-name="L6">
      <style:paragraph-properties fo:text-align="start" style:justify-single-word="false"/>
      <style:text-properties officeooo:rsid="002367d2" officeooo:paragraph-rsid="002367d2"/>
    </style:style>
    <style:style style:name="P44" style:family="paragraph" style:parent-style-name="Standard" style:list-style-name="L7">
      <style:paragraph-properties fo:text-align="start" style:justify-single-word="false"/>
      <style:text-properties officeooo:rsid="0025a88b" officeooo:paragraph-rsid="0025a88b"/>
    </style:style>
    <style:style style:name="P45" style:family="paragraph" style:parent-style-name="Standard" style:list-style-name="L7">
      <style:paragraph-properties fo:text-align="start" style:justify-single-word="false"/>
      <style:text-properties fo:font-weight="bold" officeooo:rsid="0025c985" officeooo:paragraph-rsid="0025c985" style:font-weight-asian="bold" style:font-weight-complex="bold"/>
    </style:style>
    <style:style style:name="P46" style:family="paragraph" style:parent-style-name="Standard" style:list-style-name="L7">
      <style:paragraph-properties fo:text-align="start" style:justify-single-word="false"/>
      <style:text-properties fo:font-weight="bold" officeooo:rsid="002776f7" officeooo:paragraph-rsid="002776f7" style:font-weight-asian="bold" style:font-weight-complex="bold"/>
    </style:style>
    <style:style style:name="P47" style:family="paragraph" style:parent-style-name="Standard" style:list-style-name="L8">
      <style:paragraph-properties fo:text-align="start" style:justify-single-word="false"/>
      <style:text-properties fo:font-weight="normal" officeooo:rsid="00290ce0" officeooo:paragraph-rsid="00290ce0" style:font-weight-asian="normal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fo:font-weight="normal" officeooo:rsid="002a3ef8" officeooo:paragraph-rsid="002a3ef8" style:font-weight-asian="normal" style:font-weight-complex="normal"/>
    </style:style>
    <style:style style:name="P49" style:family="paragraph" style:parent-style-name="Standard" style:list-style-name="L9">
      <style:paragraph-properties fo:text-align="start" style:justify-single-word="false"/>
      <style:text-properties fo:font-weight="normal" officeooo:rsid="002dd78c" officeooo:paragraph-rsid="002dd78c" style:font-weight-asian="normal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officeooo:rsid="00301d66" officeooo:paragraph-rsid="00301d66"/>
    </style:style>
    <style:style style:name="P51" style:family="paragraph" style:parent-style-name="Standard" style:list-style-name="L11">
      <style:paragraph-properties fo:text-align="start" style:justify-single-word="false"/>
      <style:text-properties officeooo:rsid="0031a828" officeooo:paragraph-rsid="0031a828"/>
    </style:style>
    <style:style style:name="P52" style:family="paragraph" style:parent-style-name="Standard" style:list-style-name="L12">
      <style:paragraph-properties fo:text-align="start" style:justify-single-word="false"/>
      <style:text-properties officeooo:rsid="003395fa" officeooo:paragraph-rsid="003395fa"/>
    </style:style>
    <style:style style:name="P53" style:family="paragraph" style:parent-style-name="Standard" style:list-style-name="L12">
      <style:paragraph-properties fo:text-align="start" style:justify-single-word="false"/>
      <style:text-properties officeooo:rsid="00364b7b" officeooo:paragraph-rsid="00364b7b"/>
    </style:style>
    <style:style style:name="P54" style:family="paragraph" style:parent-style-name="Standard" style:list-style-name="L12">
      <style:paragraph-properties fo:text-align="start" style:justify-single-word="false"/>
      <style:text-properties officeooo:rsid="00376a58" officeooo:paragraph-rsid="00376a58"/>
    </style:style>
    <style:style style:name="P55" style:family="paragraph" style:parent-style-name="Standard" style:list-style-name="L12">
      <style:paragraph-properties fo:text-align="start" style:justify-single-word="false"/>
      <style:text-properties style:text-underline-style="none" officeooo:rsid="00376a58" officeooo:paragraph-rsid="00376a58"/>
    </style:style>
    <style:style style:name="P56" style:family="paragraph" style:parent-style-name="Standard" style:list-style-name="L12">
      <style:paragraph-properties fo:text-align="start" style:justify-single-word="false"/>
      <style:text-properties style:text-underline-style="none" officeooo:rsid="00389f0a" officeooo:paragraph-rsid="00389f0a"/>
    </style:style>
    <style:style style:name="P57" style:family="paragraph" style:parent-style-name="Standard" style:list-style-name="L12">
      <style:paragraph-properties fo:text-align="start" style:justify-single-word="false"/>
      <style:text-properties style:text-underline-style="none" officeooo:rsid="003982fd" officeooo:paragraph-rsid="003982fd"/>
    </style:style>
    <style:style style:name="P58" style:family="paragraph" style:parent-style-name="Standard">
      <style:paragraph-properties fo:text-align="start" style:justify-single-word="false"/>
      <style:text-properties style:text-underline-style="none" officeooo:rsid="003982fd" officeooo:paragraph-rsid="003982fd"/>
    </style:style>
    <style:style style:name="P59" style:family="paragraph" style:parent-style-name="Standard" style:list-style-name="L13">
      <style:paragraph-properties fo:text-align="start" style:justify-single-word="false"/>
      <style:text-properties officeooo:rsid="003d3101" officeooo:paragraph-rsid="003d3101"/>
    </style:style>
    <style:style style:name="P60" style:family="paragraph" style:parent-style-name="Standard" style:list-style-name="L14">
      <style:paragraph-properties fo:text-align="start" style:justify-single-word="false"/>
      <style:text-properties officeooo:rsid="00402697" officeooo:paragraph-rsid="00402697"/>
    </style:style>
    <style:style style:name="P61" style:family="paragraph" style:parent-style-name="Standard" style:list-style-name="L14">
      <style:paragraph-properties fo:text-align="start" style:justify-single-word="false"/>
      <style:text-properties officeooo:rsid="0043a2ba" officeooo:paragraph-rsid="0043a2ba"/>
    </style:style>
    <style:style style:name="P62" style:family="paragraph" style:parent-style-name="Standard" style:list-style-name="L15">
      <style:paragraph-properties fo:text-align="start" style:justify-single-word="false"/>
      <style:text-properties officeooo:rsid="0041c06e" officeooo:paragraph-rsid="0041c06e"/>
    </style:style>
    <style:style style:name="P63" style:family="paragraph" style:parent-style-name="Standard" style:list-style-name="L16">
      <style:paragraph-properties fo:text-align="start" style:justify-single-word="false"/>
      <style:text-properties officeooo:rsid="00462c9f" officeooo:paragraph-rsid="00462c9f"/>
    </style:style>
    <style:style style:name="P64" style:family="paragraph" style:parent-style-name="Standard" style:list-style-name="L17">
      <style:paragraph-properties fo:text-align="start" style:justify-single-word="false"/>
      <style:text-properties officeooo:rsid="0049dbc2" officeooo:paragraph-rsid="0049dbc2"/>
    </style:style>
    <style:style style:name="P65" style:family="paragraph" style:parent-style-name="Standard" style:list-style-name="L17">
      <style:paragraph-properties fo:text-align="start" style:justify-single-word="false"/>
      <style:text-properties officeooo:rsid="004e049e" officeooo:paragraph-rsid="004e049e"/>
    </style:style>
    <style:style style:name="P66" style:family="paragraph" style:parent-style-name="Standard" style:list-style-name="L18">
      <style:paragraph-properties fo:text-align="start" style:justify-single-word="false"/>
      <style:text-properties officeooo:rsid="004f65fa" officeooo:paragraph-rsid="004f65fa"/>
    </style:style>
    <style:style style:name="P67" style:family="paragraph" style:parent-style-name="Standard" style:list-style-name="L19">
      <style:paragraph-properties fo:text-align="start" style:justify-single-word="false"/>
      <style:text-properties officeooo:rsid="005258ab" officeooo:paragraph-rsid="005258ab"/>
    </style:style>
    <style:style style:name="P68" style:family="paragraph" style:parent-style-name="Standard" style:list-style-name="L20">
      <style:paragraph-properties fo:text-align="start" style:justify-single-word="false"/>
      <style:text-properties officeooo:rsid="005436bd" officeooo:paragraph-rsid="005436bd"/>
    </style:style>
    <style:style style:name="P69" style:family="paragraph" style:parent-style-name="Standard" style:list-style-name="L21">
      <style:paragraph-properties fo:text-align="start" style:justify-single-word="false"/>
      <style:text-properties officeooo:rsid="0057fa25" officeooo:paragraph-rsid="0057fa25"/>
    </style:style>
    <style:style style:name="P70" style:family="paragraph" style:parent-style-name="Standard" style:list-style-name="L22">
      <style:paragraph-properties fo:text-align="start" style:justify-single-word="false"/>
      <style:text-properties officeooo:rsid="005a2431" officeooo:paragraph-rsid="005a2431"/>
    </style:style>
    <style:style style:name="P71" style:family="paragraph" style:parent-style-name="Standard" style:list-style-name="L22">
      <style:paragraph-properties fo:text-align="start" style:justify-single-word="false"/>
      <style:text-properties officeooo:rsid="0064433c" officeooo:paragraph-rsid="0064433c"/>
    </style:style>
    <style:style style:name="P72" style:family="paragraph" style:parent-style-name="Standard" style:list-style-name="L23">
      <style:paragraph-properties fo:text-align="start" style:justify-single-word="false"/>
      <style:text-properties officeooo:rsid="00623b41" officeooo:paragraph-rsid="00623b41"/>
    </style:style>
    <style:style style:name="P73" style:family="paragraph" style:parent-style-name="Standard" style:list-style-name="L23">
      <style:paragraph-properties fo:text-align="start" style:justify-single-word="false"/>
      <style:text-properties officeooo:rsid="006263e9" officeooo:paragraph-rsid="006263e9"/>
    </style:style>
    <style:style style:name="P74" style:family="paragraph" style:parent-style-name="Standard" style:list-style-name="L24">
      <style:paragraph-properties fo:text-align="start" style:justify-single-word="false"/>
      <style:text-properties officeooo:rsid="006263e9" officeooo:paragraph-rsid="006263e9"/>
    </style:style>
    <style:style style:name="P75" style:family="paragraph" style:parent-style-name="Standard" style:list-style-name="L25">
      <style:paragraph-properties fo:text-align="start" style:justify-single-word="false"/>
      <style:text-properties officeooo:rsid="006650e9" officeooo:paragraph-rsid="006650e9"/>
    </style:style>
    <style:style style:name="P76" style:family="paragraph" style:parent-style-name="Standard">
      <style:paragraph-properties fo:text-align="start" style:justify-single-word="false"/>
      <style:text-properties officeooo:rsid="001119c7" officeooo:paragraph-rsid="005b9095"/>
    </style:style>
    <style:style style:name="P77" style:family="paragraph" style:parent-style-name="Standard">
      <style:paragraph-properties fo:text-align="start" style:justify-single-word="false" fo:break-before="page"/>
      <style:text-properties fo:color="#ce181e" style:text-underline-style="none" officeooo:rsid="003982fd" officeooo:paragraph-rsid="003982fd"/>
    </style:style>
    <style:style style:name="T1" style:family="text">
      <style:text-properties officeooo:rsid="0019a5dc"/>
    </style:style>
    <style:style style:name="T2" style:family="text">
      <style:text-properties officeooo:rsid="001a6125"/>
    </style:style>
    <style:style style:name="T3" style:family="text">
      <style:text-properties officeooo:rsid="002eb08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officeooo:rsid="004b79c0"/>
    </style:style>
    <style:style style:name="T7" style:family="text">
      <style:text-properties officeooo:rsid="00563532"/>
    </style:style>
    <style:style style:name="T8" style:family="text">
      <style:text-properties officeooo:rsid="0066ec1b"/>
    </style:style>
    <style:style style:name="T9" style:family="text">
      <style:text-properties officeooo:rsid="006e4495"/>
    </style:style>
    <style:style style:name="T10" style:family="text">
      <style:text-properties officeooo:rsid="0075a8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3 </text:p>
      <text:p text:style-name="P1">POO coté développeur</text:p>
      <text:list xml:id="list367126200" text:style-name="L1">
        <text:list-item>
          <text:p text:style-name="P34">Appréhender les classes</text:p>
        </text:list-item>
      </text:list>
      <text:p text:style-name="P3">Index </text:p>
      <text:list xml:id="list874296746" text:style-name="L2">
        <text:list-item>
          <text:p text:style-name="P36">Créer une classe </text:p>
        </text:list-item>
        <text:list-item>
          <text:p text:style-name="P36">Les attributs </text:p>
        </text:list-item>
        <text:list-item>
          <text:p text:style-name="P36">Les attributs de classe </text:p>
        </text:list-item>
        <text:list-item>
          <text:p text:style-name="P36">Les méthodes </text:p>
        </text:list-item>
        <text:list-item>
          <text:p text:style-name="P36">Méthodes de classe et méthodes statiques </text:p>
        </text:list-item>
        <text:list-item>
          <text:p text:style-name="P36">Introspection </text:p>
        </text:list-item>
      </text:list>
      <text:p text:style-name="P4"/>
      <text:p text:style-name="P5">Créer une classe </text:p>
      <text:list xml:id="list1081365736" text:style-name="L3">
        <text:list-item>
          <text:p text:style-name="P37">class MaClasse :</text:p>
          <text:list>
            <text:list-item>
              <text:p text:style-name="P37">‘’’Doc de la classe’’’</text:p>
            </text:list-item>
            <text:list-item>
              <text:p text:style-name="P37">def __init__(self) :</text:p>
              <text:list>
                <text:list-item>
                  <text:p text:style-name="P37">‘’’Doc du constructeur’’’</text:p>
                </text:list-item>
                <text:list-item>
                  <text:p text:style-name="P37">self.nom = ‘Huvelle’ </text:p>
                </text:list-item>
              </text:list>
            </text:list-item>
          </text:list>
        </text:list-item>
        <text:list-item>
          <text:p text:style-name="P38">olivier = MaClasse() </text:p>
        </text:list-item>
        <text:list-item>
          <text:p text:style-name="P39">olivier.nom #retourne Huvelle </text:p>
        </text:list-item>
        <text:list-item>
          <text:p text:style-name="P39">olivier.nom <text:span text:style-name="T1">+=</text:span> ‘ <text:span text:style-name="T1">d</text:span>e Mars’ #Devenu noble <text:span text:style-name="T2">à l’échelle spatiale ! → pas d’encapsulation </text:span></text:p>
        </text:list-item>
      </text:list>
      <text:p text:style-name="P5"/>
      <text:p text:style-name="P6">Les attributs </text:p>
      <text:list xml:id="list3331251881" text:style-name="L4">
        <text:list-item>
          <text:p text:style-name="P40">class Personne :</text:p>
          <text:list>
            <text:list-item>
              <text:p text:style-name="P40">‘’’Doc de la classe’’’</text:p>
            </text:list-item>
            <text:list-item>
              <text:p text:style-name="P40">def __init__(self, nom, prenom, age=26, adresse=’Nivelles’) :</text:p>
              <text:list>
                <text:list-item>
                  <text:p text:style-name="P40">‘’’Doc du constructeur’’’</text:p>
                </text:list-item>
                <text:list-item>
                  <text:p text:style-name="P40">self.nom = nom </text:p>
                </text:list-item>
                <text:list-item>
                  <text:p text:style-name="P40">self.prenom = prenom </text:p>
                </text:list-item>
                <text:list-item>
                  <text:p text:style-name="P40">self.age = age </text:p>
                </text:list-item>
                <text:list-item>
                  <text:p text:style-name="P40">self.adresse = adresse </text:p>
                </text:list-item>
              </text:list>
            </text:list-item>
          </text:list>
        </text:list-item>
      </text:list>
      <text:p text:style-name="P7"/>
      <text:p text:style-name="P7">Les attributs de classe </text:p>
      <text:list xml:id="list1671193873" text:style-name="L5">
        <text:list-item>
          <text:p text:style-name="P41">class Compteur :</text:p>
          <text:list>
            <text:list-item>
              <text:p text:style-name="P41">‘’’Doc’’’</text:p>
            </text:list-item>
            <text:list-item>
              <text:p text:style-name="P41">nb_instances = 0</text:p>
            </text:list-item>
            <text:list-item>
              <text:p text:style-name="P41">def __init__(self) : </text:p>
              <text:list>
                <text:list-item>
                  <text:p text:style-name="P41">‘’’Doc du constructeur’’’</text:p>
                </text:list-item>
                <text:list-item>
                  <text:p text:style-name="P41">Compteur.nb_instances +=1 </text:p>
                </text:list-item>
              </text:list>
            </text:list-item>
          </text:list>
        </text:list-item>
      </text:list>
      <text:p text:style-name="P8"/>
      <text:p text:style-name="P9">Les méthodes … un exemple vaut mieux qu’un long discours </text:p>
      <text:list xml:id="list2531725220" text:style-name="L6">
        <text:list-item>
          <text:p text:style-name="P42">class TableauNoir :</text:p>
          <text:list>
            <text:list-item>
              <text:p text:style-name="P42">‘’’Doc de la classe’’’ </text:p>
            </text:list-item>
            <text:list-item>
              <text:p text:style-name="P42">def __init__(self) :</text:p>
              <text:list>
                <text:list-item>
                  <text:p text:style-name="P42">‘’’Doc’’’</text:p>
                </text:list-item>
                <text:list-item>
                  <text:p text:style-name="P42">self.surface = ‘’</text:p>
                </text:list-item>
              </text:list>
            </text:list-item>
            <text:list-item>
              <text:p text:style-name="P43">def ecrire(self, message_a_ecrire) :</text:p>
              <text:list>
                <text:list-item>
                  <text:p text:style-name="P43">‘’’Doc’’’</text:p>
                </text:list-item>
                <text:list-item>
                  <text:p text:style-name="P43">if(message_a_ecrire) : </text:p>
                  <text:list>
                    <text:list-item>
                      <text:p text:style-name="P43">self.surface += message_a_ecrire + ‘\n’ </text:p>
                    </text:list-item>
                  </text:list>
                </text:list-item>
              </text:list>
            </text:list-item>
            <text:list-item>
              <text:p text:style-name="P43">def effacer(self) :</text:p>
              <text:list>
                <text:list-item>
                  <text:p text:style-name="P43">‘’’Doc’’’</text:p>
                </text:list-item>
                <text:list-item>
                  <text:p text:style-name="P43">self.surface = ‘’ </text:p>
                </text:list-item>
              </text:list>
            </text:list-item>
            <text:list-item>
              <text:p text:style-name="P43"><text:soft-page-break/>def lire(self) : </text:p>
              <text:list>
                <text:list-item>
                  <text:p text:style-name="P43">‘’’Doc’’’</text:p>
                </text:list-item>
                <text:list-item>
                  <text:p text:style-name="P43">return self.surface</text:p>
                </text:list-item>
              </text:list>
            </text:list-item>
          </text:list>
        </text:list-item>
      </text:list>
      <text:p text:style-name="P10"/>
      <text:p text:style-name="P11">Méthode de classe </text:p>
      <text:list xml:id="list2336639919" text:style-name="L7">
        <text:list-item>
          <text:p text:style-name="P44">class Compteur : </text:p>
          <text:list>
            <text:list-item>
              <text:p text:style-name="P44">‘’’Doc’’’</text:p>
            </text:list-item>
            <text:list-item>
              <text:p text:style-name="P44">nb_instance = 0</text:p>
            </text:list-item>
            <text:list-item>
              <text:p text:style-name="P44">def __init__(self) :</text:p>
              <text:list>
                <text:list-item>
                  <text:p text:style-name="P44">‘’’Doc’’’ </text:p>
                </text:list-item>
                <text:list-item>
                  <text:p text:style-name="P44">Compteur.nb_instances += 1 </text:p>
                </text:list-item>
              </text:list>
            </text:list-item>
            <text:list-item>
              <text:p text:style-name="P45">def combien(cls) :</text:p>
              <text:list>
                <text:list-item>
                  <text:p text:style-name="P45">‘’’Doc’’’</text:p>
                </text:list-item>
                <text:list-item>
                  <text:p text:style-name="P45">print(cls.nb_instance)</text:p>
                </text:list-item>
              </text:list>
            </text:list-item>
            <text:list-item>
              <text:p text:style-name="P46">combien = classmethod(combien) </text:p>
            </text:list-item>
          </text:list>
        </text:list-item>
      </text:list>
      <text:p text:style-name="P12"/>
      <text:p text:style-name="P13">Méthode statique</text:p>
      <text:list xml:id="list3519384794" text:style-name="L8">
        <text:list-item>
          <text:p text:style-name="P47">class Bidon :</text:p>
          <text:list>
            <text:list-item>
              <text:p text:style-name="P47">‘’’Doc’’’</text:p>
            </text:list-item>
            <text:list-item>
              <text:p text:style-name="P48">def ma_methode() :</text:p>
              <text:list>
                <text:list-item>
                  <text:p text:style-name="P48">‘’’Doc’’’</text:p>
                </text:list-item>
                <text:list-item>
                  <text:p text:style-name="P48">#fonction qui fait toujours la mm chose (plutot une procédure) </text:p>
                </text:list-item>
              </text:list>
            </text:list-item>
            <text:list-item>
              <text:p text:style-name="P48">ma_methode = staticmethod(ma_classe) </text:p>
            </text:list-item>
          </text:list>
        </text:list-item>
      </text:list>
      <text:p text:style-name="P14"/>
      <text:p text:style-name="P15">Introspection</text:p>
      <text:list xml:id="list1381364255" text:style-name="L9">
        <text:list-item>
          <text:p text:style-name="P49">dir(mon_instance) → on se retrouve avec une liste <text:s/>abominable où se mèlent les attributs et les méthodes avec tous les niveaux d’héritage possibles et imaginables </text:p>
        </text:list-item>
        <text:list-item>
          <text:p text:style-name="P49">mon_instance.__dict__ #renvoie un dictionnaire des attributs-valeurs <text:span text:style-name="T3">(lecture et écriture mais pas beaucoup d’intéret de cette manière là:p) </text:span></text:p>
        </text:list-item>
      </text:list>
      <text:p text:style-name="P16"/>
      <text:p text:style-name="P33"/>
      <text:list xml:id="list235732759471337" text:continue-list="list367126200" text:style-name="L1">
        <text:list-item>
          <text:p text:style-name="P34">Définir les propriétés </text:p>
        </text:list-item>
      </text:list>
      <text:p text:style-name="P17">Index </text:p>
      <text:list xml:id="list3800836804" text:style-name="L10">
        <text:list-item>
          <text:p text:style-name="P50">Qu’est-ce que l’encapsulation </text:p>
        </text:list-item>
        <text:list-item>
          <text:p text:style-name="P50">Les propriétés </text:p>
        </text:list-item>
      </text:list>
      <text:p text:style-name="P18">Encapsulation </text:p>
      <text:list xml:id="list1232708630" text:style-name="L11">
        <text:list-item>
          <text:p text:style-name="P51">Pas d’accès direct aux attributs mais passer par un accesseur ou un mutateur </text:p>
        </text:list-item>
      </text:list>
      <text:p text:style-name="P19">Les propriétés</text:p>
      <text:list xml:id="list4032245473" text:style-name="L12">
        <text:list-item>
          <text:p text:style-name="P52">la classe property qui comprend 4 paramètres, tous optionnels </text:p>
          <text:list>
            <text:list-item>
              <text:p text:style-name="P52">accesseur </text:p>
            </text:list-item>
            <text:list-item>
              <text:p text:style-name="P52">mutateur </text:p>
            </text:list-item>
            <text:list-item>
              <text:p text:style-name="P52">méthode lors de la suppression </text:p>
            </text:list-item>
            <text:list-item>
              <text:p text:style-name="P52">méthode lors de demande aide sur l’attribut </text:p>
            </text:list-item>
          </text:list>
        </text:list-item>
        <text:list-item>
          <text:p text:style-name="P53">EXEMPLE </text:p>
          <text:list>
            <text:list-item>
              <text:p text:style-name="P54">class Personne : </text:p>
              <text:list>
                <text:list-item>
                  <text:p text:style-name="P54">‘’’Doc’’’ </text:p>
                </text:list-item>
                <text:list-item>
                  <text:p text:style-name="P54">def __init__(self, nom, prenom) : </text:p>
                  <text:list>
                    <text:list-item>
                      <text:p text:style-name="P54">‘’’Doc’’’ </text:p>
                    </text:list-item>
                    <text:list-item>
                      <text:p text:style-name="P54">self.nom = nom </text:p>
                    </text:list-item>
                    <text:list-item>
                      <text:p text:style-name="P54">self.prenom = prenom </text:p>
                    </text:list-item>
                    <text:list-item>
                      <text:p text:style-name="P54">self.age = 26</text:p>
                    </text:list-item>
                    <text:list-item>
                      <text:p text:style-name="P54">self.adresse = ‘Nivelles’ </text:p>
                    </text:list-item>
                  </text:list>
                </text:list-item>
                <text:list-item>
                  <text:p text:style-name="P54">def <text:span text:style-name="T4">_</text:span><text:span text:style-name="T5">get_lieu_residence(self) :</text:span></text:p>
                  <text:list>
                    <text:list-item>
                      <text:p text:style-name="P55">‘’’Doc de l’accesseur’’’</text:p>
                    </text:list-item>
                    <text:list-item>
                      <text:p text:style-name="P55">#quelques opérations </text:p>
                    </text:list-item>
                    <text:list-item>
                      <text:p text:style-name="P55">return self._lieu_residence </text:p>
                    </text:list-item>
                  </text:list>
                </text:list-item>
                <text:list-item>
                  <text:p text:style-name="P56">def _set_lieu_residence(self, nouvelle_adresse) :</text:p>
                  <text:list>
                    <text:list-item>
                      <text:p text:style-name="P56">‘’’Doc du setter irlandais lol’</text:p>
                    </text:list-item>
                    <text:list-item>
                      <text:p text:style-name="P56">self._lieu_residence = nouvelle_residence</text:p>
                    </text:list-item>
                  </text:list>
                </text:list-item>
                <text:list-item>
                  <text:p text:style-name="P56">lieu_residence = property(_get_lieu_residence, _set_lieu_residence)</text:p>
                </text:list-item>
              </text:list>
            </text:list-item>
          </text:list>
        </text:list-item>
        <text:list-item>
          <text:p text:style-name="P57">olivier.lieu_residence = <text:s/>‘mars’ #sans le _ puisque l’on passe par la propriété tadaaa </text:p>
        </text:list-item>
      </text:list>
      <text:p text:style-name="P58"/>
      <text:p text:style-name="P77"/>
      <text:list xml:id="list235734584719450" text:continue-list="list235732759471337" text:style-name="L1">
        <text:list-item>
          <text:p text:style-name="P34">Méthodes spéciales (surcharge d’opérateur) </text:p>
        </text:list-item>
      </text:list>
      <text:p text:style-name="P20">Index </text:p>
      <text:list xml:id="list4012966347" text:style-name="L13">
        <text:list-item>
          <text:p text:style-name="P59">Edition de l’objet Accès aux attributs et suppression </text:p>
        </text:list-item>
        <text:list-item>
          <text:p text:style-name="P59">Représentation de l’objet </text:p>
        </text:list-item>
        <text:list-item>
          <text:p text:style-name="P59">Méthodes de conteneur </text:p>
        </text:list-item>
        <text:list-item>
          <text:p text:style-name="P59">Méthodes mathématiques </text:p>
        </text:list-item>
        <text:list-item>
          <text:p text:style-name="P59">Méthodes de comparaison </text:p>
        </text:list-item>
        <text:list-item>
          <text:p text:style-name="P59">Méthodes utiles à picker </text:p>
        </text:list-item>
      </text:list>
      <text:p text:style-name="P21"/>
      <text:p text:style-name="P23">Edition de l’objet </text:p>
      <text:list xml:id="list1301577567" text:style-name="L14">
        <text:list-item>
          <text:p text:style-name="P60">def __init__(self, attributs) : #le constructeur rien</text:p>
        </text:list-item>
        <text:list-item>
          <text:p text:style-name="P60">def __del__(self) : #définir instructions supplémentaires au del </text:p>
        </text:list-item>
        <text:list-item>
          <text:p text:style-name="P61">def __getattr__(self, nom_attribut) : #lorsque nom_attribut n esxiste pas ou pas accessible</text:p>
        </text:list-item>
        <text:list-item>
          <text:p text:style-name="P61">def __setattr__(semf, attribut, valeur) : #lorsque idem que pour getter mais setter </text:p>
        </text:list-item>
        <text:list-item>
          <text:p text:style-name="P61">def __delattr__(self, nom_attribut) : </text:p>
          <text:list>
            <text:list-item>
              <text:p text:style-name="P61">#quand on del(instance.attriubut) #ex raise AttributeError(‘on touche pas !’) </text:p>
              <text:p text:style-name="P61"/>
            </text:list-item>
          </text:list>
          <text:p text:style-name="P60"/>
        </text:list-item>
      </text:list>
      <text:p text:style-name="P22">Représentation de l’objet </text:p>
      <text:list xml:id="list610890816" text:style-name="L15">
        <text:list-item>
          <text:p text:style-name="P62">def __repr__(self) : #return d’une chaine formatée de ce que l’on veut </text:p>
          <text:list>
            <text:list-item>
              <text:p text:style-name="P62">lorsque repr(mon_instance) ou encore juste mon_instance dans interpréteur </text:p>
            </text:list-item>
          </text:list>
        </text:list-item>
        <text:list-item>
          <text:p text:style-name="P62">def __str__(self) : #lorsque print(mon_instance) </text:p>
        </text:list-item>
      </text:list>
      <text:p text:style-name="P24"/>
      <text:p text:style-name="P24"/>
      <text:p text:style-name="P25">Quelques fonctions magiques (que je ne vais pas utiliser) </text:p>
      <text:list xml:id="list1681955875" text:style-name="L16">
        <text:list-item>
          <text:p text:style-name="P63">getattr(objet, ‘nom’) #idem objet.nom </text:p>
        </text:list-item>
        <text:list-item>
          <text:p text:style-name="P63">setattr(objet, ‘nom’, valeur) #idem objet.nom = valeur </text:p>
        </text:list-item>
        <text:list-item>
          <text:p text:style-name="P63">delattr(objet, ‘nom’) #évident </text:p>
        </text:list-item>
        <text:list-item>
          <text:p text:style-name="P63">hastattr(objet, ‘nom’) #renvoie True ou False </text:p>
          <text:p text:style-name="P63"/>
        </text:list-item>
      </text:list>
      <text:p text:style-name="P22">Méthodes de conteneur </text:p>
      <text:p text:style-name="P26">Index </text:p>
      <text:list xml:id="list3503106447" text:style-name="L17">
        <text:list-item>
          <text:p text:style-name="P64">objet[index] →<text:span text:style-name="T6"> __getitem__(self, index)</text:span></text:p>
        </text:list-item>
        <text:list-item>
          <text:p text:style-name="P64">objet[index] = valeur <text:s/>→<text:span text:style-name="T6"> __setitme__(self, index, valeur) </text:span></text:p>
        </text:list-item>
        <text:list-item>
          <text:p text:style-name="P64">del objet[index] →<text:span text:style-name="T6"> __delitem__(self, index) </text:span></text:p>
        </text:list-item>
        <text:list-item>
          <text:p text:style-name="P65">valeur in objet → __contains__(self, valeur) </text:p>
        </text:list-item>
        <text:list-item>
          <text:p text:style-name="P65">len(objet) → __len(self)__ </text:p>
          <text:p text:style-name="P64"/>
        </text:list-item>
      </text:list>
      <text:p text:style-name="P22">Méthodes mathématiques </text:p>
      <text:p text:style-name="P27">Index </text:p>
      <text:list xml:id="list724195005" text:style-name="L18">
        <text:list-item>
          <text:p text:style-name="P66">def __add__(self, objet_a_ajouter) : #appel quand instance + objet_a_ajouter </text:p>
        </text:list-item>
        <text:list-item>
          <text:p text:style-name="P66">__sub__ pour - </text:p>
        </text:list-item>
        <text:list-item>
          <text:p text:style-name="P66">__mul__ *</text:p>
        </text:list-item>
        <text:list-item>
          <text:p text:style-name="P66">__truediv__ / </text:p>
        </text:list-item>
        <text:list-item>
          <text:p text:style-name="P66">__floordiv__ // </text:p>
        </text:list-item>
        <text:list-item>
          <text:p text:style-name="P66">__mod__ % </text:p>
        </text:list-item>
        <text:list-item>
          <text:p text:style-name="P66">__pow__ **</text:p>
        </text:list-item>
      </text:list>
      <text:p text:style-name="P28">Attention l’addition (comme exemple) n’est pas commutative a + 5 → appel à la méthode add de a (alors que 5+a fait appel à add de 5) </text:p>
      <text:p text:style-name="P28"/>
      <text:p text:style-name="P28"/>
      <text:p text:style-name="P28"><text:soft-page-break/>Surcharge des opérateurs de raccourcis (et accès à commutativité) préfixe i </text:p>
      <text:list xml:id="list3246943301" text:style-name="L19">
        <text:list-item>
          <text:p text:style-name="P67">__iadd__ </text:p>
        </text:list-item>
        <text:list-item>
          <text:p text:style-name="P67">etc etc </text:p>
        </text:list-item>
      </text:list>
      <text:p text:style-name="P28"/>
      <text:p text:style-name="P22">Méthodes de comparaison </text:p>
      <text:list xml:id="list2632181322" text:style-name="L20">
        <text:list-item>
          <text:p text:style-name="P68">== __eq__(self, objet_a_comparer) #doit renvoyer un booléen (merci captain obvious) </text:p>
        </text:list-item>
        <text:list-item>
          <text:p text:style-name="P68">!= → __ne__(self, objet_a_comparer) </text:p>
        </text:list-item>
        <text:list-item>
          <text:p text:style-name="P68">&gt; → __gt__ (…) </text:p>
        </text:list-item>
        <text:list-item>
          <text:p text:style-name="P68">≥ → __ge__ (s….) </text:p>
        </text:list-item>
        <text:list-item>
          <text:p text:style-name="P68">du coup lt et le <text:s/><text:span text:style-name="T7">pour lower et loweregals </text:span></text:p>
          <text:p text:style-name="P68"/>
        </text:list-item>
      </text:list>
      <text:p text:style-name="P22">Méthodes utiles à picker </text:p>
      <text:list xml:id="list3493210953" text:style-name="L21">
        <text:list-item>
          <text:p text:style-name="P69"># j’y reviens dans un second temps (l’intéret n’est pas évident pour le moment) </text:p>
          <text:p text:style-name="P35"/>
        </text:list-item>
      </text:list>
      <text:list xml:id="list235732874609877" text:continue-list="list235734584719450" text:style-name="L1">
        <text:list-item>
          <text:p text:style-name="P34">Héritages </text:p>
        </text:list-item>
      </text:list>
      <text:p text:style-name="P29">Index </text:p>
      <text:list xml:id="list2766323598" text:style-name="L22">
        <text:list-item>
          <text:p text:style-name="P70">Héritage simple </text:p>
        </text:list-item>
        <text:list-item>
          <text:p text:style-name="P71">2 fonctions utiles </text:p>
        </text:list-item>
        <text:list-item>
          <text:p text:style-name="P70">Héritage multiple </text:p>
        </text:list-item>
        <text:list-item>
          <text:p text:style-name="P70">Retour sur les exceptions </text:p>
        </text:list-item>
      </text:list>
      <text:p text:style-name="P30"/>
      <text:p text:style-name="P31">Héritage simple </text:p>
      <text:list xml:id="list2975103480" text:style-name="L23">
        <text:list-item>
          <text:p text:style-name="P72">class B(A) : </text:p>
          <text:list>
            <text:list-item>
              <text:p text:style-name="P72">‘’’Docstring de la fonction’’’ </text:p>
            </text:list-item>
            <text:list-item>
              <text:p text:style-name="P72">#principe de recherche par récursivité dans les attribubts et méthodes, toujours le mm principe </text:p>
            </text:list-item>
          </text:list>
        </text:list-item>
        <text:list-item>
          <text:p text:style-name="P72">Attention , appeler le constructeur du parent au sein du … (toujours la mm chose aussi quand redéfinition de la méthode faut faire gaffe) </text:p>
          <text:list>
            <text:list-item>
              <text:p text:style-name="P73">def __init__(self, nom, matricule) : </text:p>
              <text:list>
                <text:list-item>
                  <text:p text:style-name="P73">‘’’Doc du constructeur de la fille’’’ </text:p>
                </text:list-item>
                <text:list-item>
                  <text:p text:style-name="P73">Personne.__ini__(self, nom) #appel du constructeur du parent pour le nom et comme <text:span text:style-name="T10">ou super().__init__</text:span> dans le constructeur du parent on définit un prénom, nous en avons un maintenant </text:p>
                </text:list-item>
                <text:list-item>
                  <text:p text:style-name="P73">self.matricule = matricule </text:p>
                </text:list-item>
              </text:list>
            </text:list-item>
          </text:list>
        </text:list-item>
      </text:list>
      <text:p text:style-name="P32"/>
      <text:p text:style-name="P32">2 fonctions bien utiles</text:p>
      <text:list xml:id="list753792285" text:style-name="L24">
        <text:list-item>
          <text:p text:style-name="P74">issubclass(classeFille, classeMere) #renvoie True ou False </text:p>
        </text:list-item>
        <text:list-item>
          <text:p text:style-name="P74">isinstance(instance, classe) #idem </text:p>
        </text:list-item>
      </text:list>
      <text:p text:style-name="P32"/>
      <text:p text:style-name="P31">Héritage multiple </text:p>
      <text:list xml:id="list3090472295" text:style-name="L25">
        <text:list-item>
          <text:p text:style-name="P75">class Fille(Mere1, Mere2) #espèce de mère2:p </text:p>
        </text:list-item>
        <text:list-item>
          <text:p text:style-name="P75">la mère1 <text:span text:style-name="T8">est prioritaire sur mère 2 </text:span></text:p>
          <text:p text:style-name="P75"/>
        </text:list-item>
      </text:list>
      <text:p text:style-name="P31">Retour sur les exceptions →<text:span text:style-name="T9"> créer des exceptions personnalisées (peut etre super pratique mais je vais le voir dans un second temps) les décorateurs et les métaclasses super intéressant mais pas le temps … </text:span></text:p>
      <text:p text:style-name="P7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22:44:19.949123845</meta:creation-date>
    <meta:generator>LibreOffice/6.0.7.3$Linux_X86_64 LibreOffice_project/00m0$Build-3</meta:generator>
    <dc:date>2020-02-09T23:57:32.570069698</dc:date>
    <meta:editing-duration>PT21H17M44S</meta:editing-duration>
    <meta:editing-cycles>100</meta:editing-cycles>
    <meta:document-statistic meta:table-count="0" meta:image-count="0" meta:object-count="0" meta:page-count="5" meta:paragraph-count="183" meta:word-count="970" meta:character-count="6000" meta:non-whitespace-character-count="5229"/>
  </office:meta>
</office:document-meta>
</file>